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ocumentVersion" style:family="table">
      <style:table-properties style:width="6.3021in" fo:margin-left="0in" fo:margin-right="-0.0021in" table:align="margins" style:writing-mode="lr-tb"/>
    </style:style>
    <style:style style:name="DocumentVersion.A" style:family="table-column">
      <style:table-column-properties style:column-width="1.75in" style:rel-column-width="2520*"/>
    </style:style>
    <style:style style:name="DocumentVersion.B" style:family="table-column">
      <style:table-column-properties style:column-width="1.2188in" style:rel-column-width="1755*"/>
    </style:style>
    <style:style style:name="DocumentVersion.C" style:family="table-column">
      <style:table-column-properties style:column-width="2.1979in" style:rel-column-width="3165*"/>
    </style:style>
    <style:style style:name="DocumentVersion.D" style:family="table-column">
      <style:table-column-properties style:column-width="1.1354in" style:rel-column-width="1635*"/>
    </style:style>
    <style:style style:name="DocumentVersion.A1" style:family="table-cell">
      <style:table-cell-properties style:vertical-align="middle" fo:padding="0.0382in" fo:border-left="0.0007in solid #000000" fo:border-right="none" fo:border-top="0.0007in solid #000000" fo:border-bottom="0.0007in solid #000000"/>
    </style:style>
    <style:style style:name="DocumentVersion.D1" style:family="table-cell">
      <style:table-cell-properties style:vertical-align="middle" fo:padding="0.0382in" fo:border="0.0007in solid #000000"/>
    </style:style>
    <style:style style:name="DocumentVersion.2" style:family="table-row">
      <style:table-row-properties style:min-row-height="0.4188in"/>
    </style:style>
    <style:style style:name="DocumentVersion.A2" style:family="table-cell">
      <style:table-cell-properties fo:padding="0.0382in" fo:border-left="0.0007in solid #000000" fo:border-right="none" fo:border-top="none" fo:border-bottom="0.0007in solid #000000"/>
    </style:style>
    <style:style style:name="DocumentVersion.B2" style:family="table-cell" style:data-style-name="N37">
      <style:table-cell-properties fo:padding="0.0382in" fo:border-left="0.0007in solid #000000" fo:border-right="none" fo:border-top="none" fo:border-bottom="0.0007in solid #000000"/>
    </style:style>
    <style:style style:name="DocumentVersion.D2" style:family="table-cell" style:data-style-name="N0">
      <style:table-cell-properties fo:padding="0.0382in" fo:border-left="0.0007in solid #000000" fo:border-right="0.0007in solid #000000" fo:border-top="none" fo:border-bottom="0.0007in solid #000000"/>
    </style:style>
    <style:style style:name="DocumentVersion.D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in" fo:text-indent="0in" style:auto-text-indent="false">
        <style:tab-stops>
          <style:tab-stop style:position="3in" style:type="center"/>
          <style:tab-stop style:position="6.25in" style:type="right"/>
        </style:tab-stops>
      </style:paragraph-properties>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center" style:justify-single-word="false" fo:text-indent="0in" style:auto-text-indent="false"/>
      <style:text-properties style:font-name="Arial" fo:font-size="18pt" fo:font-weight="bold" style:font-size-asian="18pt" style:font-weight-asian="bold" style:font-name-complex="Arial" style:font-size-complex="18pt"/>
    </style:style>
    <style:style style:name="P4" style:family="paragraph" style:parent-style-name="Standard">
      <style:paragraph-properties fo:margin-left="0in" fo:margin-right="0in" fo:text-align="center" style:justify-single-word="false" fo:text-indent="0in" style:auto-text-indent="false"/>
      <style:text-properties style:font-name="Arial" fo:font-size="36pt" fo:font-weight="bold" style:font-size-asian="36pt" style:font-weight-asian="bold" style:font-name-complex="Arial" style:font-size-complex="36pt"/>
    </style:style>
    <style:style style:name="P5" style:family="paragraph" style:parent-style-name="Standard">
      <style:paragraph-properties fo:margin-left="0in" fo:margin-right="0in" fo:text-indent="0in" style:auto-text-indent="false">
        <style:tab-stops>
          <style:tab-stop style:position="0.25in"/>
          <style:tab-stop style:position="0.5in"/>
          <style:tab-stop style:position="0.8752in"/>
        </style:tab-stops>
      </style:paragraph-properties>
      <style:text-properties style:font-name="Arial" fo:font-size="10pt" fo:font-style="italic" style:font-size-asian="10pt" style:font-style-asian="italic" style:font-name-complex="Arial" style:font-size-complex="10pt" style:font-style-complex="italic"/>
    </style:style>
    <style:style style:name="P6" style:family="paragraph" style:parent-style-name="Standard">
      <style:paragraph-properties fo:margin-left="0in" fo:margin-right="0in" fo:text-align="end" style:justify-single-word="false" fo:text-indent="0in" style:auto-text-indent="false"/>
    </style:style>
    <style:style style:name="P7" style:family="paragraph" style:parent-style-name="Standard">
      <style:paragraph-properties fo:margin-left="0in" fo:margin-right="0in" fo:text-indent="0in" style:auto-text-indent="false" fo:break-before="page"/>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master-page-name="First_20_Page">
      <style:paragraph-properties fo:margin-left="0in" fo:margin-right="0in" fo:text-align="center" style:justify-single-word="false" fo:text-indent="0in" style:auto-text-indent="false" style:page-number="auto"/>
      <style:text-properties style:font-name="Arial" fo:font-size="18pt" fo:font-weight="bold" style:font-size-asian="18pt" style:font-weight-asian="bold" style:font-name-complex="Arial" style:font-size-complex="18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end" style:justify-single-word="false" fo:text-indent="0in"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Contents_20_1">
      <style:paragraph-properties>
        <style:tab-stops>
          <style:tab-stop style:position="6.3in" style:type="right" style:leader-style="dotted" style:leader-text="."/>
        </style:tab-stops>
      </style:paragraph-properties>
    </style:style>
    <style:style style:name="P17" style:family="paragraph" style:parent-style-name="Contents_20_2">
      <style:paragraph-properties>
        <style:tab-stops>
          <style:tab-stop style:position="6.3in" style:type="right" style:leader-style="dotted" style:leader-text="."/>
        </style:tab-stops>
      </style:paragraph-properties>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center" style:justify-single-word="false"/>
    </style:style>
    <style:style style:name="T1" style:family="text">
      <style:text-properties fo:font-size="8pt" style:font-size-asian="8pt" style:font-size-complex="8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4">VirtUE/Savior Design and Roadmap</text:p>
      <text:p text:style-name="P2"/>
      <text:p text:style-name="P6"/>
      <text:p text:style-name="P6"/>
      <text:p text:style-name="P6">by Mark F. Sanderson </text:p>
      <text:p text:style-name="P6"><text:a xlink:type="simple" xlink:href="mailto:mark.sanderson@twosixlabs.com" text:style-name="Internet_20_link" text:visited-style-name="Visited_20_Internet_20_Link">mark.sanderson@twosixlabs.com</text:a></text:p>
      <text:p text:style-name="P6"><text:span text:style-name="Internet_20_link"/></text:p>
      <text:p text:style-name="P6"/>
      <text:p text:style-name="P6"/>
      <text:p text:style-name="P6"/>
      <text:p text:style-name="P6"/>
      <text:p text:style-name="P6"/>
      <text:p text:style-name="P6"/>
      <text:p text:style-name="P6"/>
      <text:p text:style-name="Standard"/>
      <table:table table:name="DocumentVersion" table:style-name="DocumentVersion">
        <table:table-column table:style-name="DocumentVersion.A"/>
        <table:table-column table:style-name="DocumentVersion.B"/>
        <table:table-column table:style-name="DocumentVersion.C"/>
        <table:table-column table:style-name="DocumentVersion.D"/>
        <table:table-row>
          <table:table-cell table:style-name="DocumentVersion.A1" office:value-type="string">
            <text:p text:style-name="P19">Name</text:p>
          </table:table-cell>
          <table:table-cell table:style-name="DocumentVersion.A1" office:value-type="string">
            <text:p text:style-name="P19">Date</text:p>
          </table:table-cell>
          <table:table-cell table:style-name="DocumentVersion.A1" office:value-type="string">
            <text:p text:style-name="P19">Comment</text:p>
          </table:table-cell>
          <table:table-cell table:style-name="DocumentVersion.D1" office:value-type="string">
            <text:p text:style-name="P19">Version</text:p>
          </table:table-cell>
        </table:table-row>
        <table:table-row table:style-name="DocumentVersion.2">
          <table:table-cell table:style-name="DocumentVersion.A2" office:value-type="string">
            <text:p text:style-name="P18">Mark Sanderson</text:p>
          </table:table-cell>
          <table:table-cell table:style-name="DocumentVersion.B2" office:value-type="date" office:date-value="2018-03-20">
            <text:p text:style-name="P18">03/20/18</text:p>
          </table:table-cell>
          <table:table-cell table:style-name="DocumentVersion.A2" office:value-type="string">
            <text:p text:style-name="P18">Initial write-up</text:p>
          </table:table-cell>
          <table:table-cell table:style-name="DocumentVersion.D2" office:value-type="float" office:value="0.1">
            <text:p text:style-name="P18">0.1</text:p>
          </table:table-cell>
        </table:table-row>
        <table:table-row>
          <table:table-cell table:style-name="DocumentVersion.A2" office:value-type="string">
            <text:p text:style-name="P18"/>
          </table:table-cell>
          <table:table-cell table:style-name="DocumentVersion.A2" office:value-type="string">
            <text:p text:style-name="P18"/>
          </table:table-cell>
          <table:table-cell table:style-name="DocumentVersion.A2" office:value-type="string">
            <text:p text:style-name="P18"/>
          </table:table-cell>
          <table:table-cell table:style-name="DocumentVersion.D3" office:value-type="string">
            <text:p text:style-name="P18"/>
          </table:table-cell>
        </table:table-row>
      </table:table>
      <text:p text:style-name="P6"/>
      <text:p text:style-name="P7"/>
      <text:p text:style-name="Standard"/>
      <text:p text:style-name="P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6"><text:a xlink:type="simple" xlink:href="#__RefHeading___Toc166398920" text:style-name="Index_20_Link" text:visited-style-name="Index_20_Link">1. Introduction<text:tab/>2</text:a></text:p>
          <text:p text:style-name="P16"><text:a xlink:type="simple" xlink:href="#__RefHeading___Toc166398925" text:style-name="Index_20_Link" text:visited-style-name="Index_20_Link">2. Design Considerations<text:tab/>2</text:a></text:p>
          <text:p text:style-name="P17"><text:a xlink:type="simple" xlink:href="#__RefHeading___Toc166398926" text:style-name="Index_20_Link" text:visited-style-name="Index_20_Link">2.1. Assumptions and Dependencies<text:tab/>3</text:a></text:p>
          <text:p text:style-name="P17"><text:a xlink:type="simple" xlink:href="#__RefHeading___Toc166398927" text:style-name="Index_20_Link" text:visited-style-name="Index_20_Link">2.2. General Constraints<text:tab/>3</text:a></text:p>
          <text:p text:style-name="P17"><text:a xlink:type="simple" xlink:href="#__RefHeading___Toc166398928" text:style-name="Index_20_Link" text:visited-style-name="Index_20_Link">2.3. Goals and Guidelines<text:tab/>3</text:a></text:p>
          <text:p text:style-name="P17"><text:a xlink:type="simple" xlink:href="#__RefHeading___Toc166398929" text:style-name="Index_20_Link" text:visited-style-name="Index_20_Link">2.4. Development Methods<text:tab/>3</text:a></text:p>
          <text:p text:style-name="P16"><text:a xlink:type="simple" xlink:href="#__RefHeading___Toc166398930" text:style-name="Index_20_Link" text:visited-style-name="Index_20_Link">3. Architectural Strategies<text:tab/>4</text:a></text:p>
          <text:p text:style-name="P16"><text:a xlink:type="simple" xlink:href="#__RefHeading___Toc166398931" text:style-name="Index_20_Link" text:visited-style-name="Index_20_Link">4. System Architecture<text:tab/>4</text:a></text:p>
          <text:p text:style-name="P17"><text:a xlink:type="simple" xlink:href="#__RefHeading___Toc166398932" text:style-name="Index_20_Link" text:visited-style-name="Index_20_Link">4.1. Subsystem Architecture<text:tab/>5</text:a></text:p>
          <text:p text:style-name="P16"><text:a xlink:type="simple" xlink:href="#__RefHeading___Toc166398933" text:style-name="Index_20_Link" text:visited-style-name="Index_20_Link">5. Policies and Tactics<text:tab/>5</text:a></text:p>
          <text:p text:style-name="P16"><text:a xlink:type="simple" xlink:href="#__RefHeading___Toc166398934" text:style-name="Index_20_Link" text:visited-style-name="Index_20_Link">6. Detailed System Design<text:tab/>6</text:a></text:p>
          <text:p text:style-name="P17"><text:a xlink:type="simple" xlink:href="#__RefHeading___Toc166398935" text:style-name="Index_20_Link" text:visited-style-name="Index_20_Link">6.1. Classification<text:tab/>7</text:a></text:p>
          <text:p text:style-name="P17"><text:a xlink:type="simple" xlink:href="#__RefHeading___Toc166398936" text:style-name="Index_20_Link" text:visited-style-name="Index_20_Link">6.2. Definition<text:tab/>7</text:a></text:p>
          <text:p text:style-name="P17"><text:a xlink:type="simple" xlink:href="#__RefHeading___Toc166398937" text:style-name="Index_20_Link" text:visited-style-name="Index_20_Link">6.3. Responsibilities<text:tab/>7</text:a></text:p>
          <text:p text:style-name="P17"><text:a xlink:type="simple" xlink:href="#__RefHeading___Toc166398938" text:style-name="Index_20_Link" text:visited-style-name="Index_20_Link">6.4. Constraints<text:tab/>7</text:a></text:p>
          <text:p text:style-name="P17"><text:a xlink:type="simple" xlink:href="#__RefHeading___Toc166398939" text:style-name="Index_20_Link" text:visited-style-name="Index_20_Link">6.5. Composition<text:tab/>7</text:a></text:p>
          <text:p text:style-name="P17"><text:a xlink:type="simple" xlink:href="#__RefHeading___Toc166398940" text:style-name="Index_20_Link" text:visited-style-name="Index_20_Link">6.6. Uses/Interactions<text:tab/>7</text:a></text:p>
          <text:p text:style-name="P17"><text:a xlink:type="simple" xlink:href="#__RefHeading___Toc166398941" text:style-name="Index_20_Link" text:visited-style-name="Index_20_Link">6.7. Resources<text:tab/>7</text:a></text:p>
          <text:p text:style-name="P17"><text:a xlink:type="simple" xlink:href="#__RefHeading___Toc166398942" text:style-name="Index_20_Link" text:visited-style-name="Index_20_Link">6.8. Processing<text:tab/>8</text:a></text:p>
          <text:p text:style-name="P17"><text:a xlink:type="simple" xlink:href="#__RefHeading___Toc166398943" text:style-name="Index_20_Link" text:visited-style-name="Index_20_Link">6.9. Interface/Exports<text:tab/>8</text:a></text:p>
          <text:p text:style-name="P17"><text:a xlink:type="simple" xlink:href="#__RefHeading___Toc166398944" text:style-name="Index_20_Link" text:visited-style-name="Index_20_Link">6.10. Detailed Subsystem Design<text:tab/>8</text:a></text:p>
          <text:p text:style-name="P16"><text:a xlink:type="simple" xlink:href="#__RefHeading___Toc166398945" text:style-name="Index_20_Link" text:visited-style-name="Index_20_Link">7. Glossary<text:tab/>8</text:a></text:p>
          <text:p text:style-name="P16"><text:a xlink:type="simple" xlink:href="#__RefHeading___Toc166398946" text:style-name="Index_20_Link" text:visited-style-name="Index_20_Link">8. Bibliography<text:tab/>9</text:a></text:p>
        </text:index-body>
      </text:table-of-content>
      <text:p text:style-name="P5"/>
      <text:p text:style-name="Standard"/>
      <text:h text:style-name="Heading_20_1" text:outline-level="1"><text:bookmark-start text:name="__RefHeading___Toc166398920"/>Introduction<text:bookmark-end text:name="__RefHeading___Toc166398920"/></text:h>
      <text:p text:style-name="Standard"/>
      <text:p text:style-name="Standard">This is the proposed design and roadmap for the Windows x64 VirtUE/Savior system. The high-level description is contained within the IARPA VirtUE Proposal as authored by Next Century Technology. <text:s text:c="2"/></text:p>
      <text:p text:style-name="Standard"/>
      <text:p text:style-name="Standard"/>
      <text:p text:style-name="Standard"/>
      <text:p text:style-name="Standard"/>
      <text:p text:style-name="Standard"/>
      <text:h text:style-name="Heading_20_1" text:outline-level="1"><text:bookmark-start text:name="__RefHeading___Toc166398925"/>Design Considerations<text:bookmark-end text:name="__RefHeading___Toc166398925"/></text:h>
      <text:p text:style-name="P2"/>
      <text:h text:style-name="Heading_20_2" text:outline-level="2"><text:bookmark-start text:name="__RefHeading___Toc166398926"/><text:soft-page-break/>Assumptions and Dependencies<text:bookmark-end text:name="__RefHeading___Toc166398926"/></text:h>
      <text:p text:style-name="Standard"/>
      <text:list xml:id="list1877472161938337344" text:style-name="L1">
        <text:list-item>
          <text:p text:style-name="P12">Docker will be used as the means to package and deploy all sensor software for development and tet</text:p>
        </text:list-item>
        <text:list-item>
          <text:p text:style-name="P12">Will be utilizing a variety of python libraries and packages that should function equally well in the windows user execution environment.</text:p>
        </text:list-item>
        <text:list-item>
          <text:p text:style-name="P12">In order to install in a safe manner, all kernel-mode software (kernel drivers) must be signed utilizing an approved Microsoft code signing policy.</text:p>
        </text:list-item>
        <text:list-item>
          <text:p text:style-name="P12">All development and test will utilize Microsoft's Hyper-V virtual machine environment.</text:p>
        </text:list-item>
        <text:list-item>
          <text:p text:style-name="P12">User level sensor wrappers and API communications will utilize currently existing protocols and code where possible</text:p>
        </text:list-item>
        <text:list-item>
          <text:p text:style-name="P12">Sensor will emit complex JSON objects to represent the VirtUE's current state simlar to current Linux design</text:p>
        </text:list-item>
      </text:list>
      <text:p text:style-name="Standard"/>
      <text:h text:style-name="Heading_20_2" text:outline-level="2"><text:bookmark-start text:name="__RefHeading___Toc166398927"/>General Constraints<text:bookmark-end text:name="__RefHeading___Toc166398927"/></text:h>
      <text:p text:style-name="Standard"/>
      <text:list xml:id="list2063363724869828468" text:style-name="L2">
        <text:list-item>
          <text:p text:style-name="P13">This solution will be delivered for the Windows 10 x64 Operating System</text:p>
        </text:list-item>
        <text:list-item>
          <text:p text:style-name="P13">Delivery of <text:s/>sensor functionality will likely require research in some capacity</text:p>
        </text:list-item>
        <text:list-item>
          <text:p text:style-name="P13">Testing will utilize pytest prove basic functionality </text:p>
        </text:list-item>
      </text:list>
      <text:p text:style-name="P2"/>
      <text:h text:style-name="Heading_20_2" text:outline-level="2"><text:bookmark-start text:name="__RefHeading___Toc166398928"/>Goals and Guidelines<text:bookmark-end text:name="__RefHeading___Toc166398928"/></text:h>
      <text:p text:style-name="P2"/>
      <text:list xml:id="list3556753541257126080" text:style-name="L3">
        <text:list-item>
          <text:p text:style-name="P14">The Windows VirtUE/Savior sensor system will re-use as much existing code, protocols as possible</text:p>
        </text:list-item>
        <text:list-item>
          <text:p text:style-name="P14">The Windows VirtUE/Savior sensor system will be divided into two delivery phases. <text:s/></text:p>
          <text:list>
            <text:list-item>
              <text:p text:style-name="P14">Phase one, because of time constraints, will focus on delivery user mode sensing <text:s/>built from current python based capabilities</text:p>
            </text:list-item>
            <text:list-item>
              <text:p text:style-name="P14">Phase two will utilize a windows kernel-mode driver to interact with the operating system to ensure a more complete and accurate sensing system.</text:p>
            </text:list-item>
          </text:list>
        </text:list-item>
        <text:list-item>
          <text:p text:style-name="P14">Probes for both phases will hand-off data collected by user mode sensors that will then transmit that data to VirtUE/Savior API purposely as also done by the Linux sensor suite.</text:p>
          <text:p text:style-name="P14"/>
        </text:list-item>
      </text:list>
      <text:h text:style-name="Heading_20_2" text:outline-level="2"><text:bookmark-start text:name="__RefHeading___Toc166398929"/>Development Methods<text:bookmark-end text:name="__RefHeading___Toc166398929"/></text:h>
      <text:p text:style-name="P2"/>
      <text:list xml:id="list2727187717958203550" text:style-name="L4">
        <text:list-item>
          <text:p text:style-name="P15">Phase one development will utilize python 3.6 for Windows x64 along with required packages libraries. <text:s/></text:p>
        </text:list-item>
        <text:list-item>
          <text:p text:style-name="P15">Code re-use will be the guiding development principal. <text:s/>The windows sensor/probe systems will utilize current sensor wrappers, APIs and etc as appropriate.</text:p>
        </text:list-item>
        <text:list-item>
          <text:p text:style-name="P15"><text:soft-page-break/>An earlier strategy to heavily utilize the pywin32 library for phase one user mode sensing was dropped in favor of using ctypes style Win32 API calls. <text:s/>The ctypes approach <text:s/>has the advantage of relying less on external libraries and utilizing native functionality as delivered by Python 3.6.</text:p>
          <text:p text:style-name="P15"/>
        </text:list-item>
      </text:list>
      <text:h text:style-name="Heading_20_1" text:outline-level="1"><text:bookmark-start text:name="__RefHeading___Toc166398931"/>System Architecture<text:bookmark-end text:name="__RefHeading___Toc166398931"/></text:h>
      <text:p text:style-name="Standard"/>
      <text:p text:style-name="Standard">This section should provide a high-level overview of how the functionality and responsibilities of the system were partitioned and then assigned to subsystems or components. Don't go into too much detail about the individual components themselves (there is a subsequent section for detailed component descriptions). The main purpose here is to gain a general understanding of how and why the system was decomposed, and how the individual parts work together to provide the desired functionality.</text:p>
      <text:p text:style-name="Standard"/>
      <text:p text:style-name="Standard">At the top-most level, describe the major responsibilities that the software must undertake and the various roles that the system (or portions of the system) must play. Describe how the system was broken down into its components/subsystems (identifying each top-level component/subsystem and the roles/responsibilities assigned to it). Describe how the higher-level components collaborate with each other in order to achieve the required results. Don't forget to provide some sort of rationale for choosing this particular decomposition of the system (perhaps discussing other proposed decompositions and why they were rejected). Feel free to make use of design patterns, either in describing parts of the architecture (in pattern format), or for referring to elements of the architecture that employ them.</text:p>
      <text:p text:style-name="Standard"/>
      <text:p text:style-name="Standard">If there are any diagrams, models, flowcharts, documented scenarios or use-cases of the system behavior and/or structure, they may be included here (unless you feel they are complex enough to merit being placed in the Detailed System Design section). Diagrams that describe a particular component or subsystem should be included within the particular subsection that describes that component or subsystem.</text:p>
      <text:p text:style-name="Standard"/>
      <text:p text:style-name="Standard">Note:</text:p>
      <text:p text:style-name="Standard"><text:s text:c="4"/>This section (and its subsections) really applies only to newly developed (or yet-to-be developed) portions of the system. If there are parts of the system that already existed before this development effort began, then you only need to describe the pre-existing parts that the new parts of the system depend upon, and only in enough detail sufficient to describe the relationships and interactions between the old parts and the new parts. Pre-existing parts that are modified or enhanced need to be described only to the extent that is necessary for the reader to gain a sufficient understanding of the nature of the changes that were made. </text:p>
      <text:p text:style-name="Standard"/>
      <text:h text:style-name="Heading_20_2" text:outline-level="2"><text:bookmark-start text:name="__RefHeading___Toc166398932"/>Subsystem Architecture<text:bookmark-end text:name="__RefHeading___Toc166398932"/></text:h>
      <text:p text:style-name="Standard"/>
      <text:p text:style-name="Standard">If a particular component is one which merits a more detailed discussion than what was presented in the System Architecture section, provide that more detailed discussion in a subsection of the System Architecture section (or it may even be more appropriate to describe <text:soft-page-break/>the component in its own design document). If necessary, describe how the component was further divided into subcomponents, and the relationships and interactions between the subcomponents (similar to what was done for top-level components in the System Architecture section).</text:p>
      <text:p text:style-name="Standard"/>
      <text:p text:style-name="Standard">If any subcomponents are also deemed to merit further discussion, then describe them in a separate subsection of this section (and in a similar fashion). Proceed to go into as many levels/subsections of discussion as needed in order for the reader to gain a high-level understanding of the entire system or subsystem (but remember to leave the gory details for the Detailed System Design section).</text:p>
      <text:p text:style-name="Standard"/>
      <text:p text:style-name="Standard">If this component is very large and/or complex, you may want to consider documenting its design in a separate document and simply including a reference to it in this section. If this is the option you choose, the design document for this component should have an organizational format that is very similar (if not identical to) this document.</text:p>
      <text:p text:style-name="Standard"/>
      <text:p text:style-name="Standard"/>
      <text:h text:style-name="Heading_20_1" text:outline-level="1"><text:bookmark-start text:name="__RefHeading___Toc166398934"/>Detailed System Design<text:bookmark-end text:name="__RefHeading___Toc166398934"/></text:h>
      <text:p text:style-name="Standard"/>
      <text:p text:style-name="Standard">Most components described in the System Architecture section will require a more detailed discussion. Other lower-level components and subcomponents may need to be described as well. Each subsection of this section will refer to or contain a detailed description of a system software component. The discussion provided should cover the following software component attributes:</text:p>
      <text:p text:style-name="Standard"/>
      <text:h text:style-name="Heading_20_2" text:outline-level="2"><text:bookmark-start text:name="__RefHeading___Toc166398935"/>Classification<text:bookmark-end text:name="__RefHeading___Toc166398935"/></text:h>
      <text:p text:style-name="Standard"><text:s text:c="4"/>The kind of component, such as a subsystem, module, class, package, function, file, etc. ....</text:p>
      <text:p text:style-name="Standard"/>
      <text:h text:style-name="Heading_20_2" text:outline-level="2"><text:bookmark-start text:name="__RefHeading___Toc166398936"/>Definition<text:bookmark-end text:name="__RefHeading___Toc166398936"/></text:h>
      <text:p text:style-name="Standard"><text:s text:c="4"/>The specific purpose and semantic meaning of the component. This may need to refer back to the requirements specification.</text:p>
      <text:p text:style-name="Standard"/>
      <text:h text:style-name="Heading_20_2" text:outline-level="2"><text:bookmark-start text:name="__RefHeading___Toc166398937"/>Responsibilities<text:bookmark-end text:name="__RefHeading___Toc166398937"/></text:h>
      <text:p text:style-name="Standard"><text:s text:c="4"/>The primary responsibilities and/or behavior of this component. What does this component accomplish? What roles does it play? What kinds of services does it provide to its clients? For some components, this may need to refer back to the requirements specification.</text:p>
      <text:p text:style-name="Standard"/>
      <text:h text:style-name="Heading_20_2" text:outline-level="2"><text:bookmark-start text:name="__RefHeading___Toc166398938"/><text:soft-page-break/>Constraints<text:bookmark-end text:name="__RefHeading___Toc166398938"/></text:h>
      <text:p text:style-name="Standard"><text:s text:c="4"/>Any relevant assumptions, limitations, or constraints for this component. This should include constraints on timing, storage, or component state, and might include rules for interacting with this component (encompassing preconditions, postconditions, invariants, other constraints on input or output values and local or global values, data formats and data access, synchronization, exceptions, etc.)</text:p>
      <text:p text:style-name="Standard"/>
      <text:h text:style-name="Heading_20_2" text:outline-level="2"><text:bookmark-start text:name="__RefHeading___Toc166398939"/>Composition<text:bookmark-end text:name="__RefHeading___Toc166398939"/></text:h>
      <text:p text:style-name="Standard"><text:s text:c="4"/>A description of the use and meaning of the subcomponents that are a part of this component.</text:p>
      <text:p text:style-name="Standard"/>
      <text:h text:style-name="Heading_20_2" text:outline-level="2"><text:bookmark-start text:name="__RefHeading___Toc166398940"/>Uses/Interactions<text:bookmark-end text:name="__RefHeading___Toc166398940"/></text:h>
      <text:p text:style-name="Standard"><text:s text:c="4"/>A description of this components collaborations with other components. What other components is this entity used by? What other components does this entity use (this would include any side-effects this entity might have on other parts of the system)? This concerns the method of interaction as well as the interaction itself. Object-oriented designs should include a description of any known or anticipated subclasses, superclasses, and metaclasses.</text:p>
      <text:p text:style-name="Standard"/>
      <text:h text:style-name="Heading_20_2" text:outline-level="2"><text:bookmark-start text:name="__RefHeading___Toc166398941"/>Resources<text:bookmark-end text:name="__RefHeading___Toc166398941"/></text:h>
      <text:p text:style-name="Standard"><text:s text:c="4"/>A description of any and all resources that are managed, affected, or needed by this entity. Resources are entities external to the design such as memory, processors, printers, databases, or a software library. This should include a discussion of any possible race conditions and/or deadlock situations, and how they might be resolved.</text:p>
      <text:p text:style-name="Standard"/>
      <text:h text:style-name="Heading_20_2" text:outline-level="2"><text:bookmark-start text:name="__RefHeading___Toc166398942"/>Processing<text:bookmark-end text:name="__RefHeading___Toc166398942"/></text:h>
      <text:p text:style-name="Standard"><text:s text:c="4"/>A description of precisely how this components goes about performing the duties necessary to fulfill its responsibilities. This should encompass a description of any algorithms used; changes of state; relevant time or space complexity; concurrency; methods of creation, initialization, and cleanup; and handling of exceptional conditions.</text:p>
      <text:p text:style-name="Standard"/>
      <text:h text:style-name="Heading_20_2" text:outline-level="2"><text:bookmark-start text:name="__RefHeading___Toc166398943"/>Interface/Exports<text:bookmark-end text:name="__RefHeading___Toc166398943"/></text:h>
      <text:p text:style-name="Standard"><text:s text:c="4"/>The set of services (resources, data, types, constants, subroutines, and exceptions) that are provided by this component. The precise definition or declaration of each such element should be present, along with comments or annotations describing the meanings of values, parameters, etc. .... For each service element described, include (or provide a reference) in its discussion a description of its important software component attributes (Classification, Definition, Responsibilities, Constraints, Composition, Uses, Resources, Processing, and Interface).</text:p>
      <text:p text:style-name="Standard"/>
      <text:p text:style-name="Standard"><text:soft-page-break/>Much of the information that appears in this section is not necessarily expected to be kept separate from the source code. In fact, much of the information can be gleaned from the source itself (especially if it is adequately commented). This section should not copy or reproduce information that can be easily obtained from reading the source code (this would be an unwanted and unnecessary duplication of effort and would be very difficult to keep up-to-date). It is recommended that most of this information be contained in the source (with appropriate comments for each component, subsystem, module, and subroutine). Hence, it is expected that this section will largely consist of references to or excerpts of annotated diagrams and source code. Any referenced diagrams or source code excerpts should be provided at any design reviews.</text:p>
      <text:p text:style-name="Standard"/>
      <text:h text:style-name="Heading_20_2" text:outline-level="2"><text:bookmark-start text:name="__RefHeading___Toc166398944"/>Detailed Subsystem Design<text:bookmark-end text:name="__RefHeading___Toc166398944"/></text:h>
      <text:p text:style-name="Standard"/>
      <text:p text:style-name="Standard">Provide a detailed description of this software component (or a reference to such a description). Complex diagrams showing the details of component structure, behavior, or information/control flow may be included in the subsection devoted to that particular component (although, unless they are very large or complex, some of these diagrams might be more appropriately included in the System Architecture section. The description should cover any applicable software component attributes (some of which may be adequately described solely by a source code declaration or excerpt).</text:p>
      <text:p text:style-name="Standard"/>
      <text:h text:style-name="Heading_20_1" text:outline-level="1"><text:bookmark-start text:name="__RefHeading___Toc166398945"/>Glossary<text:bookmark-end text:name="__RefHeading___Toc166398945"/></text:h>
      <text:p text:style-name="Standard"/>
      <text:p text:style-name="Standard">An ordered list of defined terms and concepts used throughout the document.</text:p>
      <text:p text:style-name="Standard"/>
      <text:h text:style-name="Heading_20_1" text:outline-level="1"><text:bookmark-start text:name="__RefHeading___Toc166398946"/>Bibliography<text:bookmark-end text:name="__RefHeading___Toc166398946"/></text:h>
      <text:p text:style-name="Standard"/>
      <text:p text:style-name="Standard">A list of referenced and/or related publications.</text:p>
      <text:p text:style-name="Standard"/>
      <text:p text:style-name="Standard"><text:s text:c="6"/>Brad Appleton &lt;brad@bradapp.net&gt;</text:p>
      <text:p text:style-name="Standard"><text:s text:c="6"/>http://www.bradapp.n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text-indent="0.5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5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5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5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5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5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5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5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5in" style:auto-text-indent="false"/>
      <style:text-properties fo:font-size="9pt" style:font-size-asian="9pt" style:font-size-complex="9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1z0" style:family="text">
      <style:text-properties style:font-name="Symbol"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0z0" style:num-suffix="." style:num-format="1" text:display-levels="2">
        <style:list-level-properties text:list-level-position-and-space-mode="label-alignment">
          <style:list-level-label-alignment text:label-followed-by="listtab" text:list-tab-stop-position="0.75in" fo:text-indent="-0.3in" fo:margin-left="0.55in"/>
        </style:list-level-properties>
      </text:outline-level-style>
      <text:outline-level-style text:level="3" text:style-name="WW8Num10z0" style:num-suffix="." style:num-format="1" text:display-levels="3">
        <style:list-level-properties text:list-level-position-and-space-mode="label-alignment">
          <style:list-level-label-alignment text:label-followed-by="listtab" text:list-tab-stop-position="1.25in" fo:text-indent="-0.35in" fo:margin-left="0.8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2" text:style-name="WW8Num1z0"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2" text:style-name="WW8Num4z0"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9165in" fo:text-indent="-0.25in" fo:margin-left="0.9165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4165in" fo:text-indent="-0.25in" fo:margin-left="2.416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9165in" fo:text-indent="-0.25in" fo:margin-left="3.9165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1665in" fo:text-indent="-0.25in" fo:margin-left="1.1665in"/>
        </style:list-level-properties>
        <style:text-properties fo:font-family="'Courier New'" style:font-family-generic="modern" style:font-pitch="fixed"/>
      </text:list-level-style-bullet>
      <text:list-level-style-bullet text:level="2" text:style-name="WW8Num12z0" style:num-suffix="." text:bullet-char="o">
        <style:list-level-properties text:list-level-position-and-space-mode="label-alignment">
          <style:list-level-label-alignment text:label-followed-by="listtab" text:list-tab-stop-position="1.6665in" fo:text-indent="-0.25in" fo:margin-left="1.666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1665in" fo:text-indent="-0.25in" fo:margin-left="2.166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6665in" fo:text-indent="-0.25in" fo:margin-left="2.666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3.1665in" fo:text-indent="-0.25in" fo:margin-left="3.166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6665in" fo:text-indent="-0.25in" fo:margin-left="3.666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1665in" fo:text-indent="-0.25in" fo:margin-left="4.166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6665in" fo:text-indent="-0.25in" fo:margin-left="4.666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1665in" fo:text-indent="-0.25in" fo:margin-left="5.16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text-indent="0in" style:auto-text-indent="false">
        <style:tab-stops>
          <style:tab-stop style:position="3in" style:type="center"/>
          <style:tab-stop style:position="6.25in" style:type="right"/>
        </style:tab-stops>
      </style:paragraph-properties>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1in" fo:margin-bottom="0.5in" fo:margin-left="1.1in" fo:margin-right="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1in" fo:margin-right="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text:file-name text:display="full">C:\Users\mark.sanderson\Documents\GitHub\savior\docs\WindowsSaviorDesignAndRoadmap.odt</text:file-name></text:span><text:span text:style-name="MT1"><text:tab/>Page </text:span><text:span text:style-name="MT1"><text:page-number text:select-page="current">7</text:page-number></text:span><text:span text:style-name="MT1"> of </text:span><text:span text:style-name="MT1"><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Software Design Specification Template</dc:title>
    <meta:initial-creator>Elliott McCrory</meta:initial-creator>
    <meta:creation-date>2007-05-08T10:24:00</meta:creation-date>
    <dc:creator>Mark Sanderson</dc:creator>
    <dc:date>2018-03-02T12:49:31.21</dc:date>
    <meta:editing-cycles>11</meta:editing-cycles>
    <meta:editing-duration>PT23H45M55S</meta:editing-duration>
    <meta:generator>OpenOffice/4.1.5$Win32 OpenOffice.org_project/415m1$Build-9789</meta:generator>
    <meta:document-statistic meta:table-count="1" meta:image-count="0" meta:object-count="0" meta:page-count="7" meta:paragraph-count="99" meta:word-count="1772" meta:character-count="11802"/>
  </office:meta>
</office:document-meta>
</file>